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MathematicaCellInput">
      <style:paragraph-properties fo:text-align="center" style:justify-single-word="false" fo:break-before="pag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3eef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" style:family="text">
      <style:text-properties style:font-name="Calibri" officeooo:rsid="000b403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MathematicaFormatStandardForm"><text:span text:style-name="T1"><draw:frame draw:style-name="fr1" draw:name="Object4" text:anchor-type="as-char" svg:y="-0.2937in" svg:width="3.1165in" svg:height="0.538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athematicaCellInput" style:family="paragraph">
      <style:paragraph-properties fo:text-align="start" style:justify-single-word="false" style:text-autospace="none"/>
      <style:text-properties style:text-outline="false" style:text-line-through-style="none" style:text-line-through-type="none" style:font-name="Times" fo:font-family="Times" style:font-family-generic="roman" fo:font-size="12pt" fo:letter-spacing="normal" fo:font-style="normal" fo:text-shadow="none" style:text-underline-style="none" fo:font-weight="bold" style:font-name-asian="Times" style:font-family-asian="Times" style:font-family-generic-asian="roman" style:font-size-asian="12pt" style:font-style-asian="normal" style:font-weight-asian="bold" style:font-name-complex="Times" style:font-family-complex="Times" style:font-family-generic-complex="roman" style:font-size-complex="12pt" style:font-style-complex="normal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19:01:32.361000000</meta:creation-date>
    <meta:generator>LibreOffice/5.0.0.5$Windows_x86 LibreOffice_project/1b1a90865e348b492231e1c451437d7a15bb262b</meta:generator>
    <dc:date>2015-08-24T10:49:03.986000000</dc:date>
    <meta:editing-duration>PT3H11M36S</meta:editing-duration>
    <meta:editing-cycles>8</meta:editing-cycles>
    <meta:document-statistic meta:table-count="0" meta:image-count="0" meta:object-count="1" meta:page-count="1" meta:paragraph-count="1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sub>
        <mi>P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sup>
                          <mi>j</mi>
                          <mi>s</mi>
                        </msup>
                        <mo stretchy="false">⋅</mo>
                        <mrow>
                          <mo fence="true" stretchy="false">(</mo>
                          <mrow>
                            <mrow>
                              <mrow>
                                <mfrac>
                                  <mn>1</mn>
                                  <mi>k</mi>
                                </mfrac>
                                <mo stretchy="false">−</mo>
                                <msub>
                                  <mi>P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b>
                              </mrow>
                              <mrow>
                                <mo fence="true" stretchy="false">(</mo>
                                <mrow>
                                  <mrow>
                                    <mfrac>
                                      <mi>n</mi>
                                      <mi>j</mi>
                                    </mfrac>
                                    <mi>,</mi>
                                    <mn>2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 stretchy="false">+</mo>
                      <msub>
                        <mi>P</mi>
                        <mi>k</mi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P_k(n,j) = left lbrace
  stack {
    j^s cdot (1 over k -P_{k+1}(n over j, 2))+P_k(n,j+1) "    if" n&gt;=j#
    0"                                                      if"n&lt;j
  }
right none</annotation>
  </semantics>
</math>
</file>